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0656e" officeooo:paragraph-rsid="0010656e"/>
    </style:style>
    <style:style style:name="P2" style:family="paragraph" style:parent-style-name="Standard">
      <style:text-properties style:font-name="DejaVu Sans" fo:font-weight="bold" officeooo:rsid="0010656e" officeooo:paragraph-rsid="0010656e" style:font-weight-asian="bold" style:font-weight-complex="bold"/>
    </style:style>
    <style:style style:name="P3" style:family="paragraph" style:parent-style-name="Standard">
      <style:text-properties style:font-name="DejaVu Sans" fo:font-size="10pt" fo:font-weight="bold" officeooo:rsid="0010656e" officeooo:paragraph-rsid="0010656e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DejaVu Sans" fo:font-size="10pt" fo:font-weight="bold" officeooo:rsid="001157de" officeooo:paragraph-rsid="001157de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DejaVu Sans" fo:font-size="10pt" fo:font-weight="bold" officeooo:rsid="001157de" officeooo:paragraph-rsid="00123c3e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DejaVu Sans" fo:font-size="10pt" fo:font-weight="normal" officeooo:rsid="001157de" officeooo:paragraph-rsid="001157de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DejaVu Sans" fo:font-size="10pt" officeooo:rsid="00135bd4" officeooo:paragraph-rsid="00135bd4" style:font-size-asian="10pt" style:font-size-complex="10pt"/>
    </style:style>
    <style:style style:name="P8" style:family="paragraph" style:parent-style-name="Standard">
      <style:text-properties style:font-name="Comic Sans MS" fo:font-size="10pt" fo:font-weight="bold" officeooo:rsid="0010656e" officeooo:paragraph-rsid="0010656e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mic Sans MS" fo:font-size="10pt" fo:font-weight="bold" officeooo:rsid="0010656e" officeooo:paragraph-rsid="0010656e" fo:background-color="#eeeeee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Comic Sans MS" fo:font-size="10pt" fo:font-weight="bold" officeooo:rsid="001157de" officeooo:paragraph-rsid="001157de" fo:background-color="#eeeeee" style:font-size-asian="10pt" style:font-weight-asian="bold" style:font-size-complex="10pt" style:font-weight-complex="bold"/>
    </style:style>
    <style:style style:name="T1" style:family="text">
      <style:text-properties style:font-name="Comic Sans MS"/>
    </style:style>
    <style:style style:name="T2" style:family="text">
      <style:text-properties style:font-name="Comic Sans MS" fo:background-color="#99ff99" loext:char-shading-value="0"/>
    </style:style>
    <style:style style:name="T3" style:family="text">
      <style:text-properties style:font-name="Comic Sans MS" fo:background-color="transparent" loext:char-shading-value="0"/>
    </style:style>
    <style:style style:name="T4" style:family="text">
      <style:text-properties style:font-name="Comic Sans MS" fo:background-color="#eeeeee" loext:char-shading-value="0"/>
    </style:style>
    <style:style style:name="T5" style:family="text">
      <style:text-properties style:font-name="Comic Sans MS" fo:background-color="#eeeeee" loext:char-shading-value="0"/>
    </style:style>
    <style:style style:name="T6" style:family="text">
      <style:text-properties style:font-name="Comic Sans MS" officeooo:rsid="00123c3e" fo:background-color="#eeeeee" loext:char-shading-value="0"/>
    </style:style>
    <style:style style:name="T7" style:family="text">
      <style:text-properties style:font-name="Comic Sans MS" fo:font-weight="normal" style:font-weight-asian="normal" style:font-weight-complex="normal"/>
    </style:style>
    <style:style style:name="T8" style:family="text">
      <style:text-properties style:font-name="Comic Sans MS" fo:font-weight="normal" fo:background-color="#eeeeee" loext:char-shading-value="0" style:font-weight-asian="normal" style:font-weight-complex="normal"/>
    </style:style>
    <style:style style:name="T9" style:family="text">
      <style:text-properties style:font-name="DejaVu Sans" fo:font-size="10pt" fo:font-weight="normal" officeooo:rsid="001157de" style:font-size-asian="10pt" style:font-weight-asian="normal" style:font-size-complex="10pt" style:font-weight-complex="normal"/>
    </style:style>
    <style:style style:name="T10" style:family="text">
      <style:text-properties style:font-name="DejaVu Sans" fo:font-size="10pt" fo:font-weight="normal" officeooo:rsid="0010656e" style:font-size-asian="10pt" style:font-weight-asian="normal" style:font-size-complex="10pt" style:font-weight-complex="normal"/>
    </style:style>
    <style:style style:name="T11" style:family="text">
      <style:text-properties style:font-name="DejaVu Sans" fo:font-weight="normal" officeooo:rsid="00123c3e" fo:background-color="transparent" loext:char-shading-value="0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0656e" style:font-weight-asian="normal" style:font-weight-complex="normal"/>
    </style:style>
    <style:style style:name="T14" style:family="text">
      <style:text-properties fo:font-weight="normal" officeooo:rsid="001157de" style:font-weight-asian="normal" style:font-weight-complex="normal"/>
    </style:style>
    <style:style style:name="T15" style:family="text">
      <style:text-properties fo:font-weight="normal" officeooo:rsid="00123c3e" style:font-weight-asian="normal" style:font-weight-complex="normal"/>
    </style:style>
    <style:style style:name="T16" style:family="text">
      <style:text-properties fo:font-weight="normal" officeooo:rsid="00123c3e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123c3e" fo:background-color="transparent" loext:char-shading-value="0" style:font-weight-asian="normal" style:font-weight-complex="normal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officeooo:rsid="0010656e"/>
    </style:style>
    <style:style style:name="T20" style:family="text">
      <style:text-properties officeooo:rsid="00123c3e" fo:background-color="transparent" loext:char-shading-value="0"/>
    </style:style>
    <style:style style:name="T21" style:family="text">
      <style:text-properties officeooo:rsid="00123c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блиотека ПЛ№10 - online library.</text:p>
      <text:p text:style-name="P1"/>
      <text:p text:style-name="P7">Ссылка на тестовую версию: <text:s/>https://bitbucket.org/esdpjs3/library/src/dev/</text:p>
      <text:p text:style-name="P1"/>
      <text:p text:style-name="P2">Setup:</text:p>
      <text:p text:style-name="P2"><text:span text:style-name="T12"/></text:p>
      <text:p text:style-name="P3"><text:span text:style-name="T12">Версия </text:span>node 8.11.3</text:p>
      <text:p text:style-name="P3"><text:span text:style-name="T12"/></text:p>
      <text:p text:style-name="P3"><text:span text:style-name="T12">Для запуска базы данных нужно перейти в папку ../library/api $</text:span></text:p>
      <text:p text:style-name="P3"><text:span text:style-name="T12">и последовательно выполнить команды:</text:span></text:p>
      <text:p text:style-name="P3"><text:span text:style-name="T12"/></text:p>
      <text:p text:style-name="P9">sudo service mongod start</text:p>
      <text:p text:style-name="P9">mongod</text:p>
      <text:p text:style-name="P9">mongo</text:p>
      <text:p text:style-name="P3"><text:span text:style-name="T12"/></text:p>
      <text:p text:style-name="P3"><text:span text:style-name="T12">Для запуска сервера в папке ../library/api $</text:span></text:p>
      <text:p text:style-name="P3"><text:span text:style-name="T12">выполнить команд</text:span><text:span text:style-name="T14">ы</text:span><text:span text:style-name="T12">:</text:span></text:p>
      <text:p text:style-name="P3"><text:span text:style-name="T12"/></text:p>
      <text:p text:style-name="P4"><text:span text:style-name="T12">установка зависимостей: <text:s text:c="2"/></text:span><text:span text:style-name="T5">npm install</text:span></text:p>
      <text:p text:style-name="P4"><text:span text:style-name="T12"/></text:p>
      <text:p text:style-name="P9"><text:span text:style-name="T11">запуск сервера: <text:s text:c="2"/></text:span>npm run dev</text:p>
      <text:p text:style-name="P8"><text:span text:style-name="T12"/></text:p>
      <text:p text:style-name="Standard"><text:span text:style-name="T9">Для запуска клиентской части перейти в папку </text:span><text:span text:style-name="T10">../library/</text:span><text:span text:style-name="T9">client</text:span><text:span text:style-name="T10"> $</text:span></text:p>
      <text:p text:style-name="P4"><text:span text:style-name="T13">и </text:span><text:span text:style-name="T12">выполнить команд</text:span><text:span text:style-name="T15">ы</text:span><text:span text:style-name="T12">:</text:span></text:p>
      <text:p text:style-name="Standard"/>
      <text:p text:style-name="P5"><text:span text:style-name="T12">установка зависимостей: <text:s text:c="2"/></text:span><text:span text:style-name="T5">npm install</text:span></text:p>
      <text:p text:style-name="P4"><text:span text:style-name="T12"/></text:p>
      <text:p text:style-name="P5"><text:span text:style-name="T17">запуск </text:span><text:span text:style-name="T18">клиентской части: <text:s/></text:span><text:span text:style-name="T17"><text:s/></text:span><text:span text:style-name="T5">npm start</text:span><text:span text:style-name="T12"> или если вы используете </text:span><text:span text:style-name="T5">yarn</text:span><text:span text:style-name="T12"> то </text:span><text:span text:style-name="T5">yarn start</text:span></text:p>
      <text:p text:style-name="P4"><text:span text:style-name="T2"/></text:p>
      <text:p text:style-name="P6">Для запуска фикстур перейти в папку <text:span text:style-name="T19">../library/api $</text:span></text:p>
      <text:p text:style-name="P6">и выполнить команду:</text:p>
      <text:p text:style-name="P6"/>
      <text:p text:style-name="P10">npm run seed</text:p>
      <text:p text:style-name="P3"><text:span text:style-name="T12"/></text:p>
      <text:p text:style-name="P3"><text:span text:style-name="T12"/></text:p>
      <text:p text:style-name="P3"><text:span text:style-name="T1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6:17:46.500355655</meta:creation-date>
    <dc:date>2018-07-04T18:45:17.959303931</dc:date>
    <meta:editing-duration>PT1H35M39S</meta:editing-duration>
    <meta:editing-cycles>1</meta:editing-cycles>
    <meta:document-statistic meta:table-count="0" meta:image-count="0" meta:object-count="0" meta:page-count="1" meta:paragraph-count="20" meta:word-count="95" meta:character-count="678" meta:non-whitespace-character-count="594"/>
    <meta:generator>LibreOffice/5.1.6.2$Linux_X86_64 LibreOffice_project/10m0$Build-2</meta:generator>
  </office:meta>
</office:document-meta>
</file>